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a6b8" officeooo:paragraph-rsid="000ea6b8"/>
    </style:style>
    <style:style style:name="T1" style:family="text">
      <style:text-properties officeooo:rsid="000ea6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T<text:span text:style-name="T1">asks</text:span></text:p>
      <text:p text:style-name="Text_20_body">1. prototype xml parsing</text:p>
      <text:p text:style-name="P1">2. prototype GPS locationsource</text:p>
      <text:p text:style-name="P1">3. add cachehunt dialog and list</text:p>
      <text:p text:style-name="P1"/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09:14:20.388139243</meta:creation-date>
    <meta:generator>LibreOffice/4.3.1.2$Linux_X86_64 LibreOffice_project/430m0$Build-2</meta:generator>
    <dc:date>2015-05-29T09:16:07.695447202</dc:date>
    <meta:editing-duration>PT1M47S</meta:editing-duration>
    <meta:editing-cycles>1</meta:editing-cycles>
    <meta:document-statistic meta:table-count="0" meta:image-count="0" meta:object-count="0" meta:page-count="1" meta:paragraph-count="4" meta:word-count="15" meta:character-count="92" meta:non-whitespace-character-count="81"/>
  </office:meta>
</office:document-meta>
</file>